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left="0cm" fo:margin-right="0cm" fo:margin-top="0.706cm" fo:margin-bottom="0cm" fo:line-height="120%" fo:text-indent="0cm" style:auto-text-indent="false" style:writing-mode="lr-tb"/>
    </style:style>
    <style:style style:name="P3" style:family="paragraph" style:parent-style-name="Text_20_body">
      <style:paragraph-properties fo:margin-left="0cm" fo:margin-right="0cm" fo:margin-top="0.353cm" fo:margin-bottom="0cm" fo:line-height="168%" fo:text-indent="0cm" style:auto-text-indent="false" style:writing-mode="lr-tb"/>
      <style:text-properties fo:font-variant="normal" fo:text-transform="none" fo:color="#e01b84" style:text-line-through-style="none" style:font-name="Roboto" fo:font-size="11pt" fo:font-style="normal" style:text-underline-style="none" fo:font-weight="normal" style:text-blinking="false" fo:background-color="transparent"/>
    </style:style>
    <style:style style:name="P4" style:family="paragraph" style:parent-style-name="Text_20_body">
      <style:paragraph-properties fo:padding="0cm" fo:border="none"/>
      <style:text-properties fo:font-weight="normal"/>
    </style:style>
    <style:style style:name="P5" style:family="paragraph" style:parent-style-name="Text_20_body">
      <style:paragraph-properties fo:margin-top="0.423cm" fo:margin-bottom="0.423cm" fo:line-height="144%" style:writing-mode="lr-tb"/>
      <style:text-properties fo:font-weight="normal"/>
    </style:style>
    <style:style style:name="P6" style:family="paragraph" style:parent-style-name="Text_20_body">
      <style:paragraph-properties fo:margin-top="0.423cm" fo:margin-bottom="0.423cm" fo:line-height="144%" fo:text-align="center" style:justify-single-word="false" style:writing-mode="lr-tb"/>
      <style:text-properties fo:font-weight="normal"/>
    </style:style>
    <style:style style:name="P7" style:family="paragraph" style:parent-style-name="Text_20_body">
      <style:paragraph-properties fo:margin-top="0.423cm" fo:margin-bottom="0.423cm" fo:line-height="144%" style:writing-mode="lr-tb"/>
      <style:text-properties fo:font-variant="normal" fo:text-transform="none" fo:color="#666666" style:text-line-through-style="none" style:font-name="Roboto" fo:font-size="11pt" fo:font-style="normal" style:text-underline-style="none" fo:font-weight="bold" style:text-blinking="false" fo:background-color="transparent"/>
    </style:style>
    <style:style style:name="P8" style:family="paragraph" style:parent-style-name="Text_20_body">
      <style:paragraph-properties fo:margin-top="0.423cm" fo:margin-bottom="0.423cm" fo:line-height="144%" style:writing-mode="lr-tb"/>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P9" style:family="paragraph" style:parent-style-name="Text_20_body">
      <style:paragraph-properties fo:margin-top="0.423cm" fo:margin-bottom="0.423cm" fo:line-height="172%" style:writing-mode="lr-tb"/>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P10" style:family="paragraph" style:parent-style-name="Text_20_body">
      <style:paragraph-properties fo:margin-top="0.423cm" fo:margin-bottom="0.423cm" fo:line-height="144%" style:writing-mode="lr-tb"/>
      <style:text-properties fo:font-variant="normal" fo:text-transform="none" fo:color="#434343" style:text-line-through-style="none" style:font-name="Roboto" fo:font-size="11pt" fo:font-style="normal" style:text-underline-style="none" fo:font-weight="normal" style:text-blinking="false" fo:background-color="transparent"/>
    </style:style>
    <style:style style:name="P11" style:family="paragraph" style:parent-style-name="Text_20_body">
      <style:paragraph-properties fo:margin-top="0.423cm" fo:margin-bottom="0.423cm" fo:line-height="144%" style:writing-mode="lr-tb"/>
      <style:text-properties fo:font-variant="normal" fo:text-transform="none" fo:color="#333333" style:text-line-through-style="none" style:font-name="Roboto" fo:font-size="11pt" fo:font-style="normal" style:text-underline-style="none" fo:font-weight="normal" style:text-blinking="false" fo:background-color="transparent"/>
    </style:style>
    <style:style style:name="P12" style:family="paragraph" style:parent-style-name="Text_20_body">
      <style:paragraph-properties fo:margin-top="0.423cm" fo:margin-bottom="0.423cm" fo:line-height="144%" style:writing-mode="lr-tb"/>
      <style:text-properties fo:font-variant="normal" fo:text-transform="none" fo:color="#e01b84" style:text-line-through-style="none" style:font-name="Roboto" fo:font-size="11pt" fo:font-style="normal" style:text-underline-style="none" fo:font-weight="normal" style:text-blinking="false" fo:background-color="transparent"/>
    </style:style>
    <style:style style:name="P13" style:family="paragraph" style:parent-style-name="Text_20_body">
      <style:paragraph-properties fo:margin-top="0.353cm" fo:margin-bottom="0cm" fo:line-height="172%" style:writing-mode="lr-tb"/>
      <style:text-properties fo:font-weight="normal"/>
    </style:style>
    <style:style style:name="P14" style:family="paragraph" style:parent-style-name="Text_20_body">
      <style:paragraph-properties fo:margin-top="0.353cm" fo:margin-bottom="0cm" fo:line-height="172%" style:writing-mode="lr-tb"/>
      <style:text-properties fo:font-variant="normal" fo:text-transform="none" fo:color="#434343" style:text-line-through-style="none" style:font-name="Roboto" fo:font-size="11pt" fo:font-style="normal" style:text-underline-style="none" fo:font-weight="normal" style:text-blinking="false" fo:background-color="transparent"/>
    </style:style>
    <style:style style:name="P15" style:family="paragraph" style:parent-style-name="Text_20_body">
      <style:paragraph-properties fo:margin-top="0.353cm" fo:margin-bottom="0cm" fo:line-height="172%" style:writing-mode="lr-tb"/>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P16" style:family="paragraph" style:parent-style-name="Text_20_body">
      <style:paragraph-properties fo:margin-top="0.353cm" fo:margin-bottom="0cm" fo:line-height="172%" style:writing-mode="lr-tb"/>
      <style:text-properties fo:font-variant="normal" fo:text-transform="none" fo:color="#666666" style:text-line-through-style="none" style:font-name="Roboto" fo:font-size="11pt" fo:font-style="normal" style:text-underline-style="none" fo:font-weight="bold" style:text-blinking="false" fo:background-color="transparent"/>
    </style:style>
    <style:style style:name="P17" style:family="paragraph" style:parent-style-name="Text_20_body">
      <style:paragraph-properties fo:margin-top="0.353cm" fo:margin-bottom="0cm" fo:line-height="172%" style:writing-mode="lr-tb"/>
      <style:text-properties fo:font-variant="normal" fo:text-transform="none" fo:color="#ff9900" style:text-line-through-style="none" style:font-name="Roboto" fo:font-size="11pt" fo:font-style="normal" style:text-underline-style="none" fo:font-weight="bold" style:text-blinking="false" fo:background-color="transparent"/>
    </style:style>
    <style:style style:name="P18" style:family="paragraph" style:parent-style-name="Text_20_body">
      <style:paragraph-properties fo:margin-top="0.353cm" fo:margin-bottom="0cm" fo:line-height="172%" style:writing-mode="lr-tb"/>
      <style:text-properties fo:font-variant="normal" fo:text-transform="none" fo:color="#e01b84" style:text-line-through-style="none" style:font-name="Roboto" fo:font-size="11pt" fo:font-style="normal" style:text-underline-style="none" fo:font-weight="normal" style:text-blinking="false" fo:background-color="transparent"/>
    </style:style>
    <style:style style:name="P19" style:family="paragraph" style:parent-style-name="Text_20_body">
      <style:paragraph-properties fo:margin-top="0.353cm" fo:margin-bottom="0cm" fo:line-height="172%" style:writing-mode="lr-tb"/>
    </style:style>
    <style:style style:name="P20" style:family="paragraph" style:parent-style-name="Heading_20_1">
      <style:paragraph-properties fo:margin-top="0.847cm" fo:margin-bottom="0.212cm" fo:line-height="144%" style:writing-mode="lr-tb"/>
      <style:text-properties fo:font-variant="normal" fo:text-transform="none" fo:color="#e01b84" style:text-line-through-style="none" style:font-name="Roboto" fo:font-size="11pt" fo:font-style="normal" style:text-underline-style="none" fo:font-weight="bold" style:text-blinking="false" fo:background-color="transparent"/>
    </style:style>
    <style:style style:name="P21" style:family="paragraph" style:parent-style-name="Heading_20_1">
      <style:paragraph-properties fo:margin-top="0.847cm" fo:margin-bottom="0.212cm" fo:line-height="172%" style:writing-mode="lr-tb"/>
      <style:text-properties fo:font-variant="normal" fo:text-transform="none" fo:color="#666666" style:text-line-through-style="none" style:font-name="Roboto" fo:font-size="11pt" fo:font-style="normal" style:text-underline-style="none" fo:font-weight="bold" style:text-blinking="false" fo:background-color="transparent"/>
    </style:style>
    <style:style style:name="P22" style:family="paragraph" style:parent-style-name="Text_20_body">
      <style:paragraph-properties fo:margin-left="0cm" fo:margin-right="0cm" fo:margin-top="0cm" fo:margin-bottom="0cm" fo:line-height="168%" fo:text-align="start" style:justify-single-word="false" fo:text-indent="0cm" style:auto-text-indent="false" style:writing-mode="lr-tb"/>
      <style:text-properties fo:font-variant="normal" fo:text-transform="none" fo:color="#666666" style:text-line-through-style="none" style:font-name="Roboto" fo:font-size="11pt" fo:font-style="normal" style:text-underline-style="none" fo:font-weight="bold" style:text-blinking="false" fo:background-color="transparent"/>
    </style:style>
    <style:style style:name="P23" style:family="paragraph" style:parent-style-name="Text_20_body">
      <style:paragraph-properties fo:margin-left="0cm" fo:margin-right="0cm" fo:margin-top="0cm" fo:margin-bottom="0cm" fo:line-height="120%" fo:text-indent="0cm" style:auto-text-indent="false" style:writing-mode="lr-tb"/>
      <style:text-properties fo:font-variant="normal" fo:text-transform="none" fo:color="#666666" style:text-line-through-style="none" style:font-name="Roboto" fo:font-size="10pt" fo:font-style="normal" style:text-underline-style="none" fo:font-weight="normal" style:text-blinking="false" fo:background-color="transparent"/>
    </style:style>
    <style:style style:name="P24" style:family="paragraph" style:parent-style-name="Text_20_body">
      <style:paragraph-properties fo:margin-left="0cm" fo:margin-right="0cm" fo:margin-top="0.423cm" fo:margin-bottom="0.423cm" fo:line-height="172%" fo:text-indent="0cm" style:auto-text-indent="false" style:writing-mode="lr-tb"/>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P25" style:family="paragraph" style:parent-style-name="Text_20_body" style:list-style-name="L1">
      <style:paragraph-properties fo:margin-left="1.27cm" fo:margin-right="0cm" fo:margin-top="0.423cm" fo:margin-bottom="0cm" fo:line-height="120%" fo:text-indent="0cm" style:auto-text-indent="false" fo:background-color="transparent" style:writing-mode="lr-tb">
        <style:background-image/>
      </style:paragraph-properties>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P26" style:family="paragraph" style:parent-style-name="Text_20_body" style:list-style-name="L1">
      <style:paragraph-properties fo:margin-left="1.27cm" fo:margin-right="0cm" fo:margin-top="0cm" fo:margin-bottom="0cm" fo:line-height="120%" fo:text-indent="0cm" style:auto-text-indent="false" fo:background-color="transparent" style:writing-mode="lr-tb">
        <style:background-image/>
      </style:paragraph-properties>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P27" style:family="paragraph" style:parent-style-name="Text_20_body" style:list-style-name="L1">
      <style:paragraph-properties fo:margin-left="1.27cm" fo:margin-right="0cm" fo:margin-top="0cm" fo:margin-bottom="0.423cm" fo:line-height="120%" fo:text-indent="0cm" style:auto-text-indent="false" fo:background-color="transparent" style:writing-mode="lr-tb">
        <style:background-image/>
      </style:paragraph-properties>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P28" style:family="paragraph" style:parent-style-name="Text_20_body">
      <style:paragraph-properties fo:margin-top="0.353cm" fo:margin-bottom="0cm" fo:line-height="172%" style:writing-mode="lr-tb"/>
    </style:style>
    <style:style style:name="P29" style:family="paragraph" style:parent-style-name="Text_20_body">
      <style:paragraph-properties fo:margin-top="0.353cm" fo:margin-bottom="0cm" fo:line-height="172%" style:writing-mode="lr-tb"/>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P30" style:family="paragraph" style:parent-style-name="Text_20_body">
      <style:paragraph-properties fo:margin-top="0.353cm" fo:margin-bottom="0cm" fo:line-height="172%" style:writing-mode="lr-tb"/>
      <style:text-properties fo:font-variant="normal" fo:text-transform="none" fo:color="#666666" style:text-line-through-style="none" style:text-underline-style="none" style:text-blinking="false" fo:background-color="transparent"/>
    </style:style>
    <style:style style:name="T1" style:family="text">
      <style:text-properties fo:font-variant="normal" fo:text-transform="none" fo:color="#666666" style:text-line-through-style="none" style:font-name="Roboto" fo:font-size="11pt" fo:font-style="normal" style:text-underline-style="none" style:text-blinking="false" fo:background-color="transparent"/>
    </style:style>
    <style:style style:name="T2" style:family="text">
      <style:text-properties fo:font-variant="normal" fo:text-transform="none" fo:color="#666666" style:text-line-through-style="none" style:font-name="Roboto" fo:font-size="11pt" fo:font-style="normal" style:text-underline-style="none" fo:font-weight="normal" style:text-blinking="false" fo:background-color="transparent"/>
    </style:style>
    <style:style style:name="T3" style:family="text">
      <style:text-properties fo:font-variant="normal" fo:text-transform="none" fo:color="#666666" style:text-line-through-style="none" style:font-name="Roboto" fo:font-size="11pt" fo:font-style="italic" style:text-underline-style="none" style:text-blinking="false" fo:background-color="transparent"/>
    </style:style>
    <style:style style:name="T4" style:family="text">
      <style:text-properties fo:font-variant="normal" fo:text-transform="none" fo:color="#666666" style:text-line-through-style="none" style:text-underline-style="none" style:text-blinking="false" fo:background-color="transparent"/>
    </style:style>
    <style:style style:name="T5" style:family="text">
      <style:text-properties fo:font-variant="normal" fo:text-transform="none" fo:color="#1155cc" style:text-line-through-style="none" style:font-name="Roboto" fo:font-size="34pt" fo:font-style="normal" style:text-underline-style="none" fo:font-weight="normal" style:text-blinking="false" fo:background-color="transparent"/>
    </style:style>
    <style:style style:name="T6" style:family="text">
      <style:text-properties fo:font-variant="normal" fo:text-transform="none" fo:color="#1155cc" style:text-line-through-style="none" style:font-name="Roboto" fo:font-size="11pt" fo:font-style="normal" style:text-underline-style="solid" style:text-underline-width="auto" style:text-underline-color="font-color" fo:font-weight="normal" style:text-blinking="false" fo:background-color="transparent"/>
    </style:style>
    <style:style style:name="T7" style:family="text">
      <style:text-properties fo:font-variant="normal" fo:text-transform="none" fo:color="#434343" style:text-line-through-style="none" style:font-name="Roboto" fo:font-size="11pt" fo:font-style="normal" style:text-underline-style="none" style:text-blinking="false" fo:background-color="transparent"/>
    </style:style>
    <style:style style:name="T8" style:family="text">
      <style:text-properties fo:font-variant="normal" fo:text-transform="none" fo:color="#434343" style:text-line-through-style="none" style:text-underline-style="none" style:text-blinking="false" fo:background-color="transparent"/>
    </style:style>
    <style:style style:name="T9" style:family="text">
      <style:text-properties fo:font-variant="normal" fo:text-transform="none" fo:color="#333333" style:text-line-through-style="none" style:font-name="Roboto" fo:font-size="11pt" fo:font-style="normal" style:text-underline-style="none" style:text-blinking="false" fo:background-color="transparent"/>
    </style:style>
    <style:style style:name="T10" style:family="text">
      <style:text-properties fo:font-variant="normal" fo:text-transform="none" fo:color="#ff0000" style:text-line-through-style="none" style:font-name="Roboto" fo:font-size="11pt"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Roboto" fo:font-size="11pt" fo:font-style="normal" style:text-underline-style="none" style:text-blinking="false" fo:background-color="transparent"/>
    </style:style>
    <style:style style:name="T12" style:family="text">
      <style:text-properties fo:font-variant="normal" fo:text-transform="none" fo:color="#000000" style:text-line-through-style="none" style:font-name="Roboto" fo:font-size="11pt" fo:font-style="normal" style:text-underline-style="solid" style:text-underline-type="double" style:text-underline-width="auto" style:text-underline-color="font-color" style:text-blinking="false" fo:background-color="transparent"/>
    </style:style>
    <style:style style:name="T13" style:family="text">
      <style:text-properties fo:font-variant="normal" fo:text-transform="none" fo:color="#000000" style:text-line-through-style="none" style:text-underline-style="none" style:text-blinking="false" fo:background-color="transparent"/>
    </style:style>
    <style:style style:name="T14" style:family="text">
      <style:text-properties style:font-name="Roboto" fo:font-size="11pt" fo:font-style="normal" fo:font-weight="normal"/>
    </style:style>
    <style:style style:name="T15"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docs-internal-guid-f5123ef3-7fff-2bf3-564d-2f6763811674"/>JM Triart Studio Photo</text:p>
      <text:p text:style-name="P23">TRIART Jean-Michel<text:line-break/>12 AV. Philippe de Voguê<text:line-break/>02410 ST Gobain<text:line-break/>06.29.63.90.30</text:p>
      <text:p text:style-name="P2"><text:a xlink:type="simple" xlink:href="https://www.google.fr/url?sa=t&amp;rct=j&amp;q=&amp;esrc=s&amp;source=web&amp;cd=&amp;ved=2ahUKEwis0-jzivb5AhVhgP0HHV-5BlMQwqsBegQIChAB&amp;url=https%3A%2F%2Fwww.youtube.com%2Fwatch%3Fv%3Dgkxd5KH6HdM%26vl%3Dfr&amp;usg=AOvVaw20PjnDqyqD2r1aR340EYNa" text:style-name="Internet_20_link" text:visited-style-name="Visited_20_Internet_20_Link"><text:span text:style-name="T5">Product Backlog</text:span></text:a></text:p>
      <text:p text:style-name="P3">07/09/2022</text:p>
      <text:p text:style-name="P4"><text:line-break/><draw:frame draw:style-name="fr1" draw:name="images1" text:anchor-type="as-char" svg:width="10.239cm" svg:height="3.149cm" draw:z-index="0"><draw:image xlink:href="https://lh6.googleusercontent.com/vyzi0JwuENzgRZGjGSxRgU5zwZpOcKI-KW5UUzAue_MHF_yCTIjmeka10Xa2XrOiZzAVV5gw79LhtcSUxzLyBBq73SOIc7G4qPqQwzj-RZFU5Cqu_EbAbowLPNo-uZG5HK2kUdoMrHWI_jvHuGY4139hZo6lji8cm-Z0fS3Ub18PQp7u4myV2-HwAQ" xlink:type="simple" xlink:show="embed" xlink:actuate="onLoad"/></draw:frame></text:p>
      <text:h text:style-name="P20" text:outline-level="1">En tant que Photographe professionnel je souhaite avec la plateforme propose à mes futurs Clients et ou visiteurs :</text:h>
      <text:h text:style-name="P21" text:outline-level="1">1 -  Un service rapide :</text:h>
      <text:p text:style-name="P8">1.1 - Un accès rapide aux ressources de la plateforme (chargements rapides) afin que le visiteurs ne ferme pas la page par frustration ou aille voir la concurrence.</text:p>
      <text:h text:style-name="P21" text:outline-level="1">2 -  Un service accessible :</text:h>
      <text:p text:style-name="P15">2.6 - Une disposition optimale des contenus proposés sur la plateforme afin que le visiteur puisse trouver directement ce qu’il cherche.</text:p>
      <text:p text:style-name="P15">2.7 - Un ensemble d’URL évocatrices permettant aux visiteurs de facilement savoir où ils se situent.</text:p>
      <text:p text:style-name="P14">2.5 - Un respect des normes d’accessibilité colorimétrique et des contrastes afin de garantir l'utilisation du service pour tous types de pathologies visuelles.</text:p>
      <text:p text:style-name="P14">2.2 - Une typographie neutre permettant d'offrir une lisibilité optimale du contenu proposé.</text:p>
      <text:p text:style-name="P13"><text:soft-page-break/><text:span text:style-name="T7">2.4 - </text:span><text:span text:style-name="T1">Proposer un</text:span><text:span text:style-name="T8"> </text:span><text:span text:style-name="T7">accès depuis un smartphone ou une tablette , afin de toucher l’ensemble des personnes non munis d’ordinateur.</text:span></text:p>
      <text:p text:style-name="P13"><text:span text:style-name="T1">2.3 - Proposer un accès de</text:span><text:span text:style-name="T7">puis l’ordinateur.</text:span></text:p>
      <text:p text:style-name="Text_20_body"/>
      <text:p text:style-name="P7">4 -  Un service sécurisé :</text:p>
      <text:p text:style-name="P10">4.1 - garantir l'envois et la réception de message issu du formulaire de contact sans spam afin d'éviter toutes actions malveillantes.</text:p>
      <text:p text:style-name="P10">4.3 - Un chiffrement des données sensible afin de prévenir d'éventuelles fuites de données.</text:p>
      <text:p text:style-name="P10">4.2 - Une modification du lien d'accès par défaut à la page de connexion du backoffice afin de limiter les tentatives d’intrusion.</text:p>
      <text:p text:style-name="P5"><text:span text:style-name="T7">4.4 - Un accès sécurisé aux ressources de la plateforme (via certificat SSL/ HTTPS) afin d’assurer une parfaite confidentialité entre le client et le serveur</text:span><text:span text:style-name="T1">.</text:span></text:p>
      <text:p text:style-name="Text_20_body"/>
      <text:p text:style-name="P16">5 - Disposer d'un espace administrateur.</text:p>
      <text:p text:style-name="P15">5.1 - Pouvoir y accéder depuis un portail de connexion, afin d'éviter à quiconque de pouvoir effectuer des modifications au back office de la plateforme.</text:p>
      <text:p text:style-name="P15">5.3 - Pouvoir apporter facilement des modifications sur chacune des pages (textes et photos), afin d’offrir aux visiteurs et futurs clients un service souvent mis à jour.</text:p>
      <text:p text:style-name="Text_20_body"/>
      <text:p text:style-name="P16">6 - Disposer d'un menu de navigation unique par soucis d'ergonomie qui :</text:p>
      <text:p text:style-name="P15">6.1 - Reste affiché constamment y compris au défilement en axe vertical afin de permettre aux visiteurs d'accéder en permanence,  aux principaux services de la plateforme .</text:p>
      <text:p text:style-name="P11">6.2 - Comporte le logo de l’ entreprise afin que le visiteur sache qu’il se trouve sur le bon site internet.</text:p>
      <text:p text:style-name="P11">6.3 - Comporte une indication visuelle sur l'onglet associé à la page consultée afin que le visiteur <text:soft-page-break/>s'y retrouve d’un seul coup d'œil.</text:p>
      <text:p text:style-name="P8">6.4 - Comporte un système d'onglet afin d'accéder aux principaux services proposés. </text:p>
      <text:p text:style-name="P15">6.5 - L'onglet “accueil” redirige vers la page du même nom (au sein de l’onglet courant) afin de faciliter le retour sur l’index du site.</text:p>
      <text:p text:style-name="P15">6.7 - L'onglet “Prestation” déploie un sous menu affichant l'ensemble des services proposées par l’entreprise.</text:p>
      <text:p text:style-name="P8">6.8 - L’onglet “Tarif” déploie un sous menu affichant l'ensemble des forfaits proposés par l’entreprise.</text:p>
      <text:p text:style-name="P8">6.9 - Chaque option des sous menu dispose d’une icône évocatrice ainsi que du nom de la page vers laquelle rediriger afin de rendre plus vivant et visuel le choix proposé.</text:p>
      <text:p text:style-name="P8">6.10 - Chaque sous menu se déploient au survol de son onglet parent.</text:p>
      <text:p text:style-name="P8">6.11 - L’onglet “a propos” redirige vers la page du même nom.</text:p>
      <text:p text:style-name="P8">6.12 - L’onglet “contact” redirige vers la page du même nom.</text:p>
      <text:p text:style-name="Text_20_body"/>
      <text:p text:style-name="P7">8 - Disposer d'un pied de page</text:p>
      <text:p text:style-name="P15">8.1 – Qui s’affiche suite au défilement intégral de la page sur l’axe vertical.</text:p>
      <text:p text:style-name="P15">8.2 - Comportant le logo de l’entreprise.</text:p>
      <text:p text:style-name="P15">8.3 - Qui comporte une section regroupant plusieurs petits paragraphes expliquant la discipline du studio, les années d'expérience, la distance kilométrique aux visiteurs.</text:p>
      <text:p text:style-name="P15">8.6 - Comportant un lien “contactez moi” qui redirige, au clic, vers la page “contact” (au sein de l’onglet courant).</text:p>
      <text:p text:style-name="P13"><text:span text:style-name="T1">8.6 - Comportant le logo de Fédération Française de la Photographie et des Métiers de l'Image </text:span><text:span text:style-name="T3">(FFMPI)</text:span><text:span text:style-name="T4"> </text:span><text:span text:style-name="T1">afin de témoigner aux visiteurs du professionnalisme de l’entreprise.</text:span></text:p>
      <text:p text:style-name="P15"><text:soft-page-break/>8.7 - Le logo de la FFMPI redirige, au clic, vers le site internet de la fédération (dans un nouvel onglet).</text:p>
      <text:p text:style-name="P13"><text:span text:style-name="T1">8.8 - Comporte le logo “JM Triart Wild Nature” (</text:span><text:span text:style-name="T3">site Animalier)</text:span><text:span text:style-name="T4"> </text:span><text:span text:style-name="T1">afin que le visiteur découvre l’univers de Dame Nature .</text:span></text:p>
      <text:p text:style-name="P15">8.9 - Le logo “JM Triart Wild Nature” redirige, au clic, vers le site internet du même nom (dans un nouvel onglet).</text:p>
      <text:p text:style-name="P13"><text:span text:style-name="T1">8.10 - Comporte le logo “Jingoo” (</text:span><text:span text:style-name="T3">Labo Photographique)</text:span><text:span text:style-name="T1">. sans lien.</text:span></text:p>
      <text:p text:style-name="P19"><text:span text:style-name="T2">8.11 - Comportant le lien redirigeant vers les pages spécifiques “mentions légales” (au sein de l’onglet courant), </text:span></text:p>
      <text:p text:style-name="P15"><text:span text:style-name="T2">8.12 - Comportant le lien redirigeant vers les pages spécifiques </text:span>“Politique de protection des données personnelles<text:span text:style-name="T2">” (au sein de l’onglet courant).</text:span></text:p>
      <text:p text:style-name="P30"><text:span text:style-name="T14">8.12 - Comportant le lien redirigeant vers les pages spécifiques “Conditions générales de vente” (au sein de l’onglet courant).</text:span></text:p>
      <text:p text:style-name="Text_20_body"/>
      <text:p text:style-name="P15">6.6 - L'onglet "récupérer mes photos” redirige au clic, vers le site du Laboratoire photographique afin que le client visualise en privés ses photos et effectue sa commande.</text:p>
      <text:p text:style-name="P15">8.12 - Une section au sein de laquelle figure le nom du développeur afin de pouvoir le contacter.</text:p>
      <text:p text:style-name="Text_20_body"/>
      <text:p text:style-name="P7">7 - Disposer d'une Page d'accueil</text:p>
      <text:p text:style-name="P15">7.1 - Définir la page d'accueil comme page par défaut (index).</text:p>
      <text:p text:style-name="P15">7.2 - Que cette page dispose du menu de navigation précédemment décrit.</text:p>
      <text:p text:style-name="P15">7.5 - Que cette page comporte une image de fond, afin de la rendre plus attrayante.</text:p>
      <text:p text:style-name="P15">7.6 - Que cette page comporte un titre principal évocateur afin d’indiquer à l'utilisateur où il se situe.</text:p>
      <text:p text:style-name="P15">7.3 - Que cette page dispose d'une section regroupant les derniers avis de la clientèle afin d’immédiatement établir un lien de confiance entre l’entreprise et les visiteurs.</text:p>
      <text:p text:style-name="P15"><text:soft-page-break/>7.4 - Que cette page comporte une section dont le but est de présenter succinctement l’entreprise. Cette section comporte un lien dirigeant vers la page “à propos” si le visiteur souhaite en apprendre davantage.</text:p>
      <text:p text:style-name="P15">7.7 - Cette page comporte le pied de page précédemment décrit.</text:p>
      <text:p text:style-name="Text_20_body"/>
      <text:p text:style-name="P16">9 - Disposer d’un modele de page commun à chaque “Prestations”</text:p>
      <text:p text:style-name="P15">9.1 - Que cette page dispose du menu de navigation précédemment décrit.</text:p>
      <text:p text:style-name="P15">9.2 - Que cette page comporte un titre principal évocateur afin d’indiquer à l'utilisateur où il se situe.</text:p>
      <text:p text:style-name="P15">9.3 - Qui comporte 1 illustration confortant le visiteur dans son choix de prestation.</text:p>
      <text:p text:style-name="P15">9.4 – Qui comporte une section regroupant plusieurs paragraphes expliquant la discipline dans sa globalité aux visiteurs (vis à vis de la prestation choisie).</text:p>
      <text:p text:style-name="P15">9.5 - Qui comporte un lien redirigeant vers la section expliquant comment se déroule un shooting (située sur la page “a propos”).</text:p>
      <text:p text:style-name="P15">9.5 - Qui comporte un lien redirigeant vers la page regroupant les tarifs de ladite prestation.</text:p>
      <text:p text:style-name="P15">9.6 - Une section comportant plusieurs images destinées à témoigner du savoir-faire de l'entreprise. Au clic sur chacune des ces images, celle sélectionnée s'agrandit.</text:p>
      <text:p text:style-name="P15">9.5 – Qui comporte le pied de page précédemment décrit.</text:p>
      <text:p text:style-name="Text_20_body"/>
      <text:p text:style-name="P16">10 - Disposer d’une Page “A propos”</text:p>
      <text:p text:style-name="P15">10.1 - Que cette page dispose du menu de navigation précédemment décrit.</text:p>
      <text:p text:style-name="P15">10.2 - Qui comporte 1 illustration purement esthétique permettant d'offrir au visiteur une lecture plus agréable.</text:p>
      <text:p text:style-name="P15">10.3 – Que cette page comporte un titre principal évocateur afin d’indiquer à l'utilisateur où il se situe.</text:p>
      <text:p text:style-name="P15">10.4 - Qui comporte une section regroupant plusieurs paragraphes expliquant le métier de photographe dans sa globalité aux visiteurs.</text:p>
      <text:p text:style-name="P15"><text:soft-page-break/>10.5 - Qui comporte une section regroupant plusieurs paragraphes concernant le parcours ainsi que l'expérience de l’entreprise afin de donner confiance aux visiteurs.</text:p>
      <text:p text:style-name="P15">10.6 - Qui comporte un aperçu visuel de quelques-unes des réalisations les plus importantes réalisées. Au clic de chacune des ces images, celle sélectionnée s'agrandit.</text:p>
      <text:p text:style-name="P15">10.7 - Comporte une section détaillant comment se passe un shooting afin de permettre au visiteurs de connaitre le déroulement d'une séance photo.</text:p>
      <text:p text:style-name="P15">10.7 - Comporte une section expliquant l'utilisation d'un chèque cadeau afin de donner au visiteur l'envis d'offrir un shooting en cadeaux.</text:p>
      <text:p text:style-name="P15">10.7 - Comporte le pied de page précédemment décrit.</text:p>
      <text:p text:style-name="Text_20_body"/>
      <text:p text:style-name="P16">11 - Disposer d’une Page “Tarifs”</text:p>
      <text:p text:style-name="P15">11.1 - Que cette page dispose du menu de navigation précédemment décrit.</text:p>
      <text:p text:style-name="P15">11.2 - Que cette page comporte un titre principal évocateur afin d’indiquer à l'utilisateur où il se situe.</text:p>
      <text:p text:style-name="P15">11.3  - Qui comporte 1 illustration purement esthétique permettant d'offrir au visiteur une lecture plus agréable.</text:p>
      <text:p text:style-name="P15">11.4 - Qui comporte une section regroupant un ou plusieurs paragraphes sur le descriptif de tous les forfaits correspondant suivant le tarif de la prestation choisie.<text:line-break/></text:p>
      <text:p text:style-name="P15">11.5 - Comporte le pied de page précédemment décrit.<text:line-break/><text:line-break/><text:span text:style-name="T15">11.6- Qui comporte éventuellement un tableau uniquement pour la page « Mariage et bapteme » afin que le client puisse choisir sa prestation sur mesure.</text:span></text:p>
      <text:p text:style-name="Text_20_body"/>
      <text:p text:style-name="P16">12 - disposer d’une Page “Contact” </text:p>
      <text:p text:style-name="P15">12.1 - Que cette page dispose du menu de navigation précédemment décrit.</text:p>
      <text:p text:style-name="P15">12.2 - Qui comporte 1 illustration purement esthétique permettant d'offrir au visiteur une lecture plus agréable.</text:p>
      <text:p text:style-name="P15"><text:soft-page-break/>12.2 - Qui affiche les informations de contact rapide (téléphone, email) de mon entreprise, afin de faciliter les prises de contacts pour le futur client.</text:p>
      <text:p text:style-name="P15">12.3 - Qui comporte le numéro de siret et le code APE.</text:p>
      <text:p text:style-name="P15">12.2 - Qui comporte une section regroupant un ou plusieurs paragraphes afin de diriger le futur client pour lui permettre de remplir, demander plus d’informations ou prendre rv via le formulaire.</text:p>
      <text:p text:style-name="P9">12.5 – Qui comporte un « Formulaire » contenant des champs précis :</text:p>
      <text:list xml:id="list625458728305969320" text:style-name="L1">
        <text:list-item>
          <text:p text:style-name="P25">Votre prénom *</text:p>
        </text:list-item>
        <text:list-item>
          <text:p text:style-name="P26">Votre nom *</text:p>
        </text:list-item>
        <text:list-item>
          <text:p text:style-name="P26">Votre adresse email *</text:p>
        </text:list-item>
        <text:list-item>
          <text:p text:style-name="P26">Votre numéro de téléphone *</text:p>
        </text:list-item>
        <text:list-item>
          <text:p text:style-name="P26">Votre ville *</text:p>
        </text:list-item>
        <text:list-item>
          <text:p text:style-name="P26">Quel projet photo avez-vous ? *</text:p>
        </text:list-item>
        <text:list-item>
          <text:p text:style-name="P26">Pour une séance grossesse ou naissance, quand devez-vous accoucher ?</text:p>
        </text:list-item>
        <text:list-item>
          <text:p text:style-name="P26">Pour une séance Mariage/baptême, quant a lieu l’événement ?</text:p>
        </text:list-item>
        <text:list-item>
          <text:p text:style-name="P26">En  quoi cette séance photo est elle importante pour vous ? *</text:p>
        </text:list-item>
        <text:list-item>
          <text:p text:style-name="P27">Message<text:line-break/><text:line-break/><text:line-break/></text:p>
        </text:list-item>
      </text:list>
      <text:p text:style-name="P24">12.6 - L’envoi du formulaire comporte un CAPTCHA de reconnaissance d'images afin d'éviter les robots et d’un bouton “envoyer”</text:p>
      <text:p text:style-name="P15">12.7 - Comporte le pied de page précédemment décrit.</text:p>
      <text:p text:style-name="Text_20_body"/>
      <text:p text:style-name="P16">13 - disposer d’une Page “Condition Générales de Vente”</text:p>
      <text:p text:style-name="P15">13.1 - Que cette page dispose du menu de navigation précédemment décrit.</text:p>
      <text:p text:style-name="P15">13.2 - Que cette page comporte un titre principal évocateur afin d’indiquer à l'utilisateur où il se situe.</text:p>
      <text:p text:style-name="P15">13.3  - Qui comporte 1 illustration purement esthétique permettant d'offrir au visiteur une lecture plus agréable.</text:p>
      <text:p text:style-name="P13"><text:span text:style-name="T1">13.4 - Qui comporte une section regroupant un ou plusieurs paragraphes sur le descriptif de celle</text:span><text:span text:style-name="T8"> </text:span><text:soft-page-break/><text:span text:style-name="T7">ci, afin de récapituler l’ensemble de clauses écrites qui visent à encadrer les relations contractuelles avec les clients.</text:span></text:p>
      <text:p text:style-name="P15">13.5 - Comporte le pied de page précédemment décrit.</text:p>
      <text:p text:style-name="Text_20_body"/>
      <text:p text:style-name="P16">14 - disposer d’une Page “Mentions légale"</text:p>
      <text:p text:style-name="P15">14.1 - Que cette page dispose du menu de navigation précédemment décrit.</text:p>
      <text:p text:style-name="P15">14.2 - Que cette page comporte un titre principal évocateur afin d’indiquer à l'utilisateur où il se situe.</text:p>
      <text:p text:style-name="P15">14.3  - Qui comporte 1 illustration purement esthétique permettant d'offrir au visiteur une lecture plus agréable.</text:p>
      <text:p text:style-name="P13"><text:span text:style-name="T1">14.4 - Qu</text:span><text:span text:style-name="T7">i comporte une section regroupant un ou plusieurs paragraphes sur le descriptif de celle ci, afin de désigner les mentions obligatoires qui doivent apparaître sur tout site internet.</text:span></text:p>
      <text:p text:style-name="P15">14.5 - Comporte le pied de page précédemment décrit.</text:p>
      <text:p text:style-name="Text_20_body"/>
      <text:p text:style-name="P16">15 - disposer d’une Page “Politique de protection des données personnelles”</text:p>
      <text:p text:style-name="P15">15.1 - Que cette page dispose du menu de navigation précédemment décrit.</text:p>
      <text:p text:style-name="P15">15.2 - Que cette page comporte un titre principal évocateur afin d’indiquer à l'utilisateur où il se situe.</text:p>
      <text:p text:style-name="P15">15.3  - Qui comporte 1 illustration purement esthétique permettant d'offrir au visiteur une lecture plus agréable.</text:p>
      <text:p text:style-name="P15">15.4 - Qui comporte une section regroupant un ou plusieurs paragraphes sur le descriptif de celle ci, conformément aux règles en vigueur imposées par le gouvernement.</text:p>
      <text:p text:style-name="P15">15.5 - Comporte le pied de page précédemment décrit.</text:p>
      <text:p text:style-name="P1"/>
      <text:p text:style-name="Text_20_body"/>
      <text:p text:style-name="P16">16 - disposer d’une Page “Droits d’auteurs et Droits à l’image”</text:p>
      <text:p text:style-name="P15">16.1 - Que cette page dispose du menu de navigation précédemment décrit.</text:p>
      <text:p text:style-name="P15"><text:soft-page-break/>16.2 - Que cette page comporte un titre principal évocateur afin d’indiquer à l'utilisateur où il se situe.</text:p>
      <text:p text:style-name="P15">16.3  - Qui comporte 1 illustration purement esthétique permettant d'offrir au visiteur une lecture plus agréable.</text:p>
      <text:p text:style-name="P15">16.4 - Qui comporte une section regroupant un ou plusieurs paragraphes sur le descriptif de celle-ci, afin d'informer le visiteur.</text:p>
      <text:p text:style-name="P15">16.5 - Comporte le pied de page précédemment décrit.</text:p>
      <text:p text:style-name="P1"><text:line-break/></text:p>
      <text:p text:style-name="P17">----------------------------------------------------------------------------------------------------</text:p>
      <text:p text:style-name="P19"><text:span text:style-name="T10">Je voudrais empêcher le clic droit, la copie d'écran et le “inspecter la page” comme sur ce site : </text:span><text:a xlink:type="simple" xlink:href="https://www.loeilcreatif.fr/galerie/" text:style-name="Internet_20_link" text:visited-style-name="Visited_20_Internet_20_Link"><text:span text:style-name="T6">https://www.loeilcreatif.fr/galerie/</text:span></text:a></text:p>
      <text:p text:style-name="P17">----------------------------------------------------------------------------------------------------</text:p>
      <text:p text:style-name="Text_20_body"/>
      <text:p text:style-name="P18">-_-_-_-_-_-_-_-_-_-_-_-_-_-_-_-_-_-_-_-_-_-_-_-_-_-_-_-_-_-_-_-_-_-_-_-_-_-_-_-_-_-_-_-_-_-_-_-_-_-_-_-_-_-_</text:p>
      <text:p text:style-name="P18">Pense bête perso pour pieds de page :</text:p>
      <text:p text:style-name="Text_20_body"/>
      <text:p text:style-name="P6"><text:span text:style-name="T11">Copyright © 2022 </text:span><text:span text:style-name="T9">Triart Jean-Michel Photographe - </text:span><text:span text:style-name="T11">Aisne, Paris.</text:span></text:p>
      <text:p text:style-name="P6"><text:span text:style-name="T9">Tous droits réservés - Textes et photos non libres de droits- La reproduction et l'exploitation des images sont strictement interdite sans accord écrit du photographe. Sur RDV uniquement. Tarifs </text:span><text:span text:style-name="T9">indicatifs modifiables sans préavis. Siret : 83985615000025 – Ape : 7420Z</text:span><text:span text:style-name="T13"> </text:span></text:p>
      <text:p text:style-name="P6"><text:span text:style-name="T11">Mentions légales | Politique de protection des données personnelles </text:span><text:span text:style-name="T12"><text:line-break/></text:span><text:span text:style-name="T11">Conditions générales de vente | Réalisation TRIART Jean-Michel</text:span><text:span text:style-name="T13"> </text:span></text:p>
      <text:p text:style-name="P12">-_-_-_-_-_-_-_-_-_-_-_-_-_-_-_-_-_-_-_-_-_-_-_-_-_-_-_-_-_-_-_-_-_-_-_-_-_-_-_-_-_-_-_-_-_-_-_-_-_-_-_-_-_-_</text:p>
      <text:p text:style-name="Text_20_body"><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iart Jean Michel</meta:initial-creator>
    <meta:creation-date>2022-09-07T10:56:57.37</meta:creation-date>
    <dc:date>2022-09-09T16:57:21.50</dc:date>
    <dc:creator>JEAN-MICHEL TRIART</dc:creator>
    <meta:editing-duration>PT3H54M5S</meta:editing-duration>
    <meta:editing-cycles>13</meta:editing-cycles>
    <meta:generator>OpenOffice/4.1.7$Win32 OpenOffice.org_project/417m1$Build-9800</meta:generator>
    <meta:document-statistic meta:table-count="0" meta:image-count="1" meta:object-count="0" meta:page-count="10" meta:paragraph-count="137" meta:word-count="2062" meta:character-count="13101"/>
  </office:meta>
</office:document-meta>
</file>